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Heading_20_2">
      <style:text-properties fo:font-variant="normal" fo:text-transform="none" style:font-name="system-ui" fo:font-size="18pt" fo:letter-spacing="normal" fo:font-style="normal" fo:font-weight="normal"/>
    </style:style>
    <style:style style:name="P2" style:family="paragraph" style:parent-style-name="Heading_20_2">
      <style:text-properties fo:font-variant="normal" fo:text-transform="none" style:font-name="system-ui" fo:font-size="18pt" fo:letter-spacing="normal" fo:font-style="normal" fo:font-weight="normal" officeooo:rsid="000ddf3c" officeooo:paragraph-rsid="000ddf3c"/>
    </style:style>
    <style:style style:name="P3" style:family="paragraph" style:parent-style-name="Heading_20_2">
      <style:text-properties fo:font-variant="normal" fo:text-transform="none" style:font-name="system-ui" fo:font-size="18pt" fo:letter-spacing="normal" fo:font-style="normal" fo:font-weight="normal" officeooo:rsid="0010e321" officeooo:paragraph-rsid="0010e321"/>
    </style:style>
    <style:style style:name="P4" style:family="paragraph" style:parent-style-name="Standard">
      <style:text-properties officeooo:rsid="000ddf3c" officeooo:paragraph-rsid="000ddf3c"/>
    </style:style>
    <style:style style:name="P5" style:family="paragraph" style:parent-style-name="Standard">
      <style:text-properties officeooo:rsid="000f282c" officeooo:paragraph-rsid="000f282c"/>
    </style:style>
    <style:style style:name="P6" style:family="paragraph" style:parent-style-name="Standard">
      <style:text-properties officeooo:paragraph-rsid="000f282c"/>
    </style:style>
    <style:style style:name="P7" style:family="paragraph" style:parent-style-name="Standard">
      <style:text-properties officeooo:rsid="0010e321" officeooo:paragraph-rsid="0010e321"/>
    </style:style>
    <style:style style:name="P8" style:family="paragraph" style:parent-style-name="Standard">
      <style:text-properties officeooo:rsid="0010e321" officeooo:paragraph-rsid="00132634"/>
    </style:style>
    <style:style style:name="P9" style:family="paragraph" style:parent-style-name="Standard">
      <style:text-properties officeooo:paragraph-rsid="0010e321"/>
    </style:style>
    <style:style style:name="T1" style:family="text">
      <style:text-properties fo:font-variant="normal" fo:text-transform="none" style:font-name="system-ui" fo:font-size="10.5pt" fo:letter-spacing="normal" fo:font-style="normal" fo:font-weight="normal"/>
    </style:style>
    <style:style style:name="T2" style:family="text">
      <style:text-properties fo:font-variant="normal" fo:text-transform="none" style:font-name="menlo" fo:font-size="10.5pt" fo:letter-spacing="normal" fo:font-style="normal" fo:font-weight="normal"/>
    </style:style>
    <style:style style:name="T3" style:family="text">
      <style:text-properties fo:font-variant="normal" fo:text-transform="none" style:font-name="menlo" fo:font-size="10.5pt" fo:letter-spacing="normal" fo:font-style="normal" fo:font-weight="normal" officeooo:rsid="00132634"/>
    </style:style>
    <style:style style:name="T4" style:family="text">
      <style:text-properties fo:font-variant="normal" fo:text-transform="none" fo:color="#bbbbbb" loext:opacity="100%" style:font-name="SFMono-Regular" fo:font-size="9pt" fo:letter-spacing="normal" fo:font-style="normal" fo:font-weight="normal" officeooo:rsid="00132634"/>
    </style:style>
    <style:style style:name="T5" style:family="text">
      <style:text-properties officeooo:rsid="000f282c"/>
    </style:style>
    <style:style style:name="T6" style:family="text">
      <style:text-properties officeooo:rsid="0010e321"/>
    </style:style>
    <style:style style:name="T7" style:family="text">
      <style:text-properties officeooo:rsid="0010e53b"/>
    </style:style>
    <style:style style:name="T8" style:family="text">
      <style:text-properties officeooo:rsid="0012dd18"/>
    </style:style>
    <style:style style:name="T9" style:family="text">
      <style:text-properties officeooo:rsid="00132634"/>
    </style:style>
    <style:style style:name="T10" style:family="text">
      <style:text-properties officeooo:rsid="0014d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nstall-the-package"/>Install the package</text:h>
      <text:p text:style-name="P4">1. source /opt/ros/humble/setup.bash</text:p>
      <text:p text:style-name="P4">2. echo "source /opt/ros/humble/setup.bash" &gt;&gt; ~/.bashrc</text:p>
      <text:p text:style-name="P4">3.</text:p>
      <text:h text:style-name="P2" text:outline-level="2"><text:bookmark text:name="Explore-the-package"/>Explore the package</text:h>
      <text:p text:style-name="P5">1.<text:span text:style-name="T8">ros2 run diffdrivekine demo_bringup.launch.py</text:span></text:p>
      <text:p text:style-name="P6"><text:span text:style-name="T5">2. </text:span><text:span text:style-name="T1">rqt_graph</text:span></text:p>
      <text:p text:style-name="P5">3. ros2 node list</text:p>
      <text:p text:style-name="P5">4. ros2 topic list</text:p>
      <text:p text:style-name="P5">5. ros2 service list</text:p>
      <text:p text:style-name="P9"><text:span text:style-name="T6">6.</text:span><text:span text:style-name="T10">ros2 run </text:span><text:span text:style-name="T2">teleop_twist_keyboard teleop_twist_keyboard</text:span></text:p>
      <text:p text:style-name="P9"><text:span text:style-name="T2"><text:s text:c="3"/></text:span></text:p>
      <text:p text:style-name="P7"/>
      <text:p text:style-name="P7">7.ros2 run rqt_service_caller rqt_service_caller </text:p>
      <text:p text:style-name="P7">8.<text:span text:style-name="T10">ros2 run rqt_topic rqt_topic</text:span></text:p>
      <text:p text:style-name="P8">9. <text:span text:style-name="T9">ros2 topic echo </text:span><text:span text:style-name="T3">/Demo/cmd_vel</text:span></text:p>
      <text:p text:style-name="P9"><text:span text:style-name="T6">10.</text:span><text:span text:style-name="T9">ros2 topic hz </text:span><text:span text:style-name="T2">/Demo/cmd_vel</text:span></text:p>
      <text:h text:style-name="P3" text:outline-level="2"><text:bookmark text:name="Run-Turtlesim-package"/>Run Turtlesim package</text:h>
      <text:p text:style-name="P7">1. ros2 run turtlesim turtlesim_node </text:p>
      <text:p text:style-name="P7">2.ros2 service list -<text:span text:style-name="T7">t</text:span></text:p>
      <text:p text:style-name="P7">3.ros2 interface show turtlesim/srv/Kill <text:tab/></text:p>
      <text:p text:style-name="P7">4. <text:span text:style-name="T8">r</text:span>os2 service call /kill turtlesim/srv/Kill "name: 'turtle1'"</text:p>
      <text:p text:style-name="P7">5. ros2 service call /spawn turtlesim/srv/Spawn "{x: 2, y: 2, theta: 0.2, name: 'cat51'}"</text:p>
      <text:h text:style-name="P3" text:outline-level="2"><text:bookmark text:name="Run-diffdrivekine-package"/>Run diffdrivekine package</text:h>
      <text:p text:style-name="P7">1.</text:p>
      <text:p text:style-name="P7">2.</text:p>
      <text:p text:style-name="P7"/>
      <text:h text:style-name="P3" text:outline-level="2"><text:bookmark text:name="Run-motorsim-package"/>Run motorsim package</text:h>
      <text:p text:style-name="P7">1.</text:p>
      <text:p text:style-name="P7">2.</text:p>
      <text:p text:style-name="P7">3.</text:p>
      <text:p text:style-name="P7">4.</text:p>
      <text:p text:style-name="P7">5.</text:p>
      <text:p text:style-name="P7">6.</text:p>
      <text:p text:style-name="P7">7.</text:p>
      <text:p text:style-name="P7"/>
      <text:h text:style-name="P3" text:outline-level="2"><text:bookmark text:name="Run-teleop_twist_keyboard-package"/>Run teleop_twist_keyboard package</text:h>
      <text:p text:style-name="P7">1.</text:p>
      <text:p text:style-name="P7"/>
      <text:h text:style-name="P3" text:outline-level="2"><text:soft-page-break/></text:h>
      <text:h text:style-name="P3" text:outline-level="2"><text:bookmark text:name="Config-Controller-Node"/>Config Controller Node</text:h>
      <text:p text:style-name="P7">1.</text:p>
      <text:p text:style-name="P7">2.</text:p>
      <text:p text:style-name="P7">3.</text:p>
      <text:p text:style-name="P7">4.</text:p>
      <text:p text:style-name="P7">5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5:17:08.441034058</meta:creation-date>
    <dc:date>2025-08-19T16:56:07.923466529</dc:date>
    <meta:editing-duration>PT7M16S</meta:editing-duration>
    <meta:editing-cycles>1</meta:editing-cycles>
    <meta:document-statistic meta:table-count="0" meta:image-count="0" meta:object-count="0" meta:page-count="2" meta:paragraph-count="41" meta:word-count="120" meta:character-count="848" meta:non-whitespace-character-count="761"/>
    <meta:generator>LibreOffice/7.3.7.2$Linux_X86_64 LibreOffice_project/30$Build-2</meta:generator>
  </office:meta>
</office:document-meta>
</file>